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080" calcext:value-type="float">
            <text:p>1080</text:p>
          </table:table-cell>
          <table:table-cell table:formula="of:=[.B3]*[.C$1]*2^[.$A3]" office:value-type="float" office:value="1080" calcext:value-type="float">
            <text:p>1080</text:p>
          </table:table-cell>
          <table:table-cell table:formula="of:=[.B3]*[.D$1]*2^[.$A3]" office:value-type="float" office:value="2160" calcext:value-type="float">
            <text:p>2160</text:p>
          </table:table-cell>
          <table:table-cell table:formula="of:=[.B3]*[.E$1]*2^[.$A3]" office:value-type="float" office:value="4320" calcext:value-type="float">
            <text:p>4320</text:p>
          </table:table-cell>
          <table:table-cell table:formula="of:=[.B3]*[.F$1]*2^[.$A3]" office:value-type="float" office:value="8640" calcext:value-type="float">
            <text:p>8640</text:p>
          </table:table-cell>
          <table:table-cell table:formula="of:=[.B3]*[.G$1]*2^[.$A3]" office:value-type="float" office:value="17280" calcext:value-type="float">
            <text:p>17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formula="of:=[.B4]*[.C$1]*2^[.$A4]" office:value-type="float" office:value="720" calcext:value-type="float">
            <text:p>720</text:p>
          </table:table-cell>
          <table:table-cell table:formula="of:=[.B4]*[.D$1]*2^[.$A4]" office:value-type="float" office:value="1440" calcext:value-type="float">
            <text:p>1440</text:p>
          </table:table-cell>
          <table:table-cell table:formula="of:=[.B4]*[.E$1]*2^[.$A4]" office:value-type="float" office:value="2880" calcext:value-type="float">
            <text:p>2880</text:p>
          </table:table-cell>
          <table:table-cell table:formula="of:=[.B4]*[.F$1]*2^[.$A4]" office:value-type="float" office:value="5760" calcext:value-type="float">
            <text:p>5760</text:p>
          </table:table-cell>
          <table:table-cell table:formula="of:=[.B4]*[.G$1]*2^[.$A4]" office:value-type="float" office:value="11520" calcext:value-type="float">
            <text:p>115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B5]*[.C$1]*2^[.$A5]" office:value-type="float" office:value="480" calcext:value-type="float">
            <text:p>480</text:p>
          </table:table-cell>
          <table:table-cell table:formula="of:=[.B5]*[.D$1]*2^[.$A5]" office:value-type="float" office:value="960" calcext:value-type="float">
            <text:p>960</text:p>
          </table:table-cell>
          <table:table-cell table:formula="of:=[.B5]*[.E$1]*2^[.$A5]" office:value-type="float" office:value="1920" calcext:value-type="float">
            <text:p>1920</text:p>
          </table:table-cell>
          <table:table-cell table:formula="of:=[.B5]*[.F$1]*2^[.$A5]" office:value-type="float" office:value="3840" calcext:value-type="float">
            <text:p>3840</text:p>
          </table:table-cell>
          <table:table-cell table:formula="of:=[.B5]*[.G$1]*2^[.$A5]"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[.B6]*[.C$1]*2^[.$A6]" office:value-type="float" office:value="320" calcext:value-type="float">
            <text:p>320</text:p>
          </table:table-cell>
          <table:table-cell table:formula="of:=[.B6]*[.D$1]*2^[.$A6]" office:value-type="float" office:value="640" calcext:value-type="float">
            <text:p>640</text:p>
          </table:table-cell>
          <table:table-cell table:formula="of:=[.B6]*[.E$1]*2^[.$A6]" office:value-type="float" office:value="1280" calcext:value-type="float">
            <text:p>1280</text:p>
          </table:table-cell>
          <table:table-cell table:formula="of:=[.B6]*[.F$1]*2^[.$A6]" office:value-type="float" office:value="2560" calcext:value-type="float">
            <text:p>2560</text:p>
          </table:table-cell>
          <table:table-cell table:formula="of:=[.B6]*[.G$1]*2^[.$A6]"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B7]*[.C$1]*2^[.$A7]" office:value-type="float" office:value="320" calcext:value-type="float">
            <text:p>320</text:p>
          </table:table-cell>
          <table:table-cell table:formula="of:=[.B7]*[.D$1]*2^[.$A7]" office:value-type="float" office:value="640" calcext:value-type="float">
            <text:p>640</text:p>
          </table:table-cell>
          <table:table-cell table:formula="of:=[.B7]*[.E$1]*2^[.$A7]" office:value-type="float" office:value="1280" calcext:value-type="float">
            <text:p>1280</text:p>
          </table:table-cell>
          <table:table-cell table:formula="of:=[.B7]*[.F$1]*2^[.$A7]" office:value-type="float" office:value="2560" calcext:value-type="float">
            <text:p>2560</text:p>
          </table:table-cell>
          <table:table-cell table:formula="of:=[.B7]*[.G$1]*2^[.$A7]"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B8]*[.C$1]*2^[.$A8]" office:value-type="float" office:value="320" calcext:value-type="float">
            <text:p>320</text:p>
          </table:table-cell>
          <table:table-cell table:formula="of:=[.B8]*[.D$1]*2^[.$A8]" office:value-type="float" office:value="640" calcext:value-type="float">
            <text:p>640</text:p>
          </table:table-cell>
          <table:table-cell table:formula="of:=[.B8]*[.E$1]*2^[.$A8]" office:value-type="float" office:value="1280" calcext:value-type="float">
            <text:p>1280</text:p>
          </table:table-cell>
          <table:table-cell table:formula="of:=[.B8]*[.F$1]*2^[.$A8]" office:value-type="float" office:value="2560" calcext:value-type="float">
            <text:p>2560</text:p>
          </table:table-cell>
          <table:table-cell table:formula="of:=[.B8]*[.G$1]*2^[.$A8]" office:value-type="float" office:value="5120" calcext:value-type="float">
            <text:p>512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9]*[.C$1]*2^[.$A9]" office:value-type="float" office:value="320" calcext:value-type="float">
            <text:p>320</text:p>
          </table:table-cell>
          <table:table-cell table:formula="of:=[.B9]*[.D$1]*2^[.$A9]" office:value-type="float" office:value="640" calcext:value-type="float">
            <text:p>640</text:p>
          </table:table-cell>
          <table:table-cell table:formula="of:=[.B9]*[.E$1]*2^[.$A9]" office:value-type="float" office:value="1280" calcext:value-type="float">
            <text:p>1280</text:p>
          </table:table-cell>
          <table:table-cell table:formula="of:=[.B9]*[.F$1]*2^[.$A9]" office:value-type="float" office:value="2560" calcext:value-type="float">
            <text:p>2560</text:p>
          </table:table-cell>
          <table:table-cell table:formula="of:=[.B9]*[.G$1]*2^[.$A9]"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PARAM</text:p>
          </table:table-cell>
          <table:table-cell/>
          <table:table-cell table:formula="of:=SUM([.C3:.C9])" office:value-type="float" office:value="3560" calcext:value-type="float">
            <text:p>3560</text:p>
          </table:table-cell>
          <table:table-cell table:formula="of:=SUM([.D3:.D9])" office:value-type="float" office:value="7120" calcext:value-type="float">
            <text:p>7120</text:p>
          </table:table-cell>
          <table:table-cell table:formula="of:=SUM([.E3:.E9])" office:value-type="float" office:value="14240" calcext:value-type="float">
            <text:p>14240</text:p>
          </table:table-cell>
          <table:table-cell table:formula="of:=SUM([.F3:.F9])" office:value-type="float" office:value="28480" calcext:value-type="float">
            <text:p>28480</text:p>
          </table:table-cell>
          <table:table-cell table:formula="of:=SUM([.G3:.G9])" office:value-type="float" office:value="56960" calcext:value-type="float">
            <text:p>56960</text:p>
          </table:table-cell>
        </table:table-row>
        <table:table-row table:style-name="ro1">
          <table:table-cell table:number-columns-repeated="2"/>
          <table:table-cell table:formula="of:=[.C10]/[.$C10]" office:value-type="float" office:value="1" calcext:value-type="float">
            <text:p>1</text:p>
          </table:table-cell>
          <table:table-cell table:formula="of:=[.D10]/[.$C10]" office:value-type="float" office:value="2" calcext:value-type="float">
            <text:p>2</text:p>
          </table:table-cell>
          <table:table-cell table:formula="of:=[.E10]/[.$C10]" office:value-type="float" office:value="4" calcext:value-type="float">
            <text:p>4</text:p>
          </table:table-cell>
          <table:table-cell table:formula="of:=[.F10]/[.$C10]" office:value-type="float" office:value="8" calcext:value-type="float">
            <text:p>8</text:p>
          </table:table-cell>
          <table:table-cell table:formula="of:=[.G10]/[.$C10]" office:value-type="float" office:value="16" calcext:value-type="float">
            <text:p>1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080" calcext:value-type="float">
            <text:p>1080</text:p>
          </table:table-cell>
          <table:table-cell table:formula="of:=[.B17]*[.C$1]*2^[.$A17]" office:value-type="float" office:value="1080" calcext:value-type="float">
            <text:p>1080</text:p>
          </table:table-cell>
          <table:table-cell table:formula="of:=[.B17]*[.D$1]*2^[.$A17]" office:value-type="float" office:value="2160" calcext:value-type="float">
            <text:p>2160</text:p>
          </table:table-cell>
          <table:table-cell table:formula="of:=[.B17]*[.E$1]*2^[.$A17]" office:value-type="float" office:value="4320" calcext:value-type="float">
            <text:p>4320</text:p>
          </table:table-cell>
          <table:table-cell table:formula="of:=[.B17]*[.F$1]*2^[.$A17]" office:value-type="float" office:value="8640" calcext:value-type="float">
            <text:p>8640</text:p>
          </table:table-cell>
          <table:table-cell table:formula="of:=[.B17]*[.G$1]*2^[.$A17]" office:value-type="float" office:value="17280" calcext:value-type="float">
            <text:p>17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B18]*[.C$1]*2^[.$A18]" office:value-type="float" office:value="1080" calcext:value-type="float">
            <text:p>1080</text:p>
          </table:table-cell>
          <table:table-cell table:formula="of:=[.B18]*[.D$1]*2^[.$A18]" office:value-type="float" office:value="2160" calcext:value-type="float">
            <text:p>2160</text:p>
          </table:table-cell>
          <table:table-cell table:formula="of:=[.B18]*[.E$1]*2^[.$A18]" office:value-type="float" office:value="4320" calcext:value-type="float">
            <text:p>4320</text:p>
          </table:table-cell>
          <table:table-cell table:formula="of:=[.B18]*[.F$1]*2^[.$A18]" office:value-type="float" office:value="8640" calcext:value-type="float">
            <text:p>8640</text:p>
          </table:table-cell>
          <table:table-cell table:formula="of:=[.B18]*[.G$1]*2^[.$A18]" office:value-type="float" office:value="17280" calcext:value-type="float">
            <text:p>172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formula="of:=[.B19]*[.C$1]*2^[.$A19]" office:value-type="float" office:value="1080" calcext:value-type="float">
            <text:p>1080</text:p>
          </table:table-cell>
          <table:table-cell table:formula="of:=[.B19]*[.D$1]*2^[.$A19]" office:value-type="float" office:value="2160" calcext:value-type="float">
            <text:p>2160</text:p>
          </table:table-cell>
          <table:table-cell table:formula="of:=[.B19]*[.E$1]*2^[.$A19]" office:value-type="float" office:value="4320" calcext:value-type="float">
            <text:p>4320</text:p>
          </table:table-cell>
          <table:table-cell table:formula="of:=[.B19]*[.F$1]*2^[.$A19]" office:value-type="float" office:value="8640" calcext:value-type="float">
            <text:p>8640</text:p>
          </table:table-cell>
          <table:table-cell table:formula="of:=[.B19]*[.G$1]*2^[.$A19]" office:value-type="float" office:value="17280" calcext:value-type="float">
            <text:p>172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table:formula="of:=[.B20]*[.C$1]*2^[.$A20]" office:value-type="float" office:value="1080" calcext:value-type="float">
            <text:p>1080</text:p>
          </table:table-cell>
          <table:table-cell table:formula="of:=[.B20]*[.D$1]*2^[.$A20]" office:value-type="float" office:value="2160" calcext:value-type="float">
            <text:p>2160</text:p>
          </table:table-cell>
          <table:table-cell table:formula="of:=[.B20]*[.E$1]*2^[.$A20]" office:value-type="float" office:value="4320" calcext:value-type="float">
            <text:p>4320</text:p>
          </table:table-cell>
          <table:table-cell table:formula="of:=[.B20]*[.F$1]*2^[.$A20]" office:value-type="float" office:value="8640" calcext:value-type="float">
            <text:p>8640</text:p>
          </table:table-cell>
          <table:table-cell table:formula="of:=[.B20]*[.G$1]*2^[.$A20]" office:value-type="float" office:value="17280" calcext:value-type="float">
            <text:p>172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[.B21]*[.C$1]*2^[.$A21]" office:value-type="float" office:value="720" calcext:value-type="float">
            <text:p>720</text:p>
          </table:table-cell>
          <table:table-cell table:formula="of:=[.B21]*[.D$1]*2^[.$A21]" office:value-type="float" office:value="1440" calcext:value-type="float">
            <text:p>1440</text:p>
          </table:table-cell>
          <table:table-cell table:formula="of:=[.B21]*[.E$1]*2^[.$A21]" office:value-type="float" office:value="2880" calcext:value-type="float">
            <text:p>2880</text:p>
          </table:table-cell>
          <table:table-cell table:formula="of:=[.B21]*[.F$1]*2^[.$A21]" office:value-type="float" office:value="5760" calcext:value-type="float">
            <text:p>5760</text:p>
          </table:table-cell>
          <table:table-cell table:formula="of:=[.B21]*[.G$1]*2^[.$A21]" office:value-type="float" office:value="11520" calcext:value-type="float">
            <text:p>11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[.B22]*[.C$1]*2^[.$A22]" office:value-type="float" office:value="480" calcext:value-type="float">
            <text:p>480</text:p>
          </table:table-cell>
          <table:table-cell table:formula="of:=[.B22]*[.D$1]*2^[.$A22]" office:value-type="float" office:value="960" calcext:value-type="float">
            <text:p>960</text:p>
          </table:table-cell>
          <table:table-cell table:formula="of:=[.B22]*[.E$1]*2^[.$A22]" office:value-type="float" office:value="1920" calcext:value-type="float">
            <text:p>1920</text:p>
          </table:table-cell>
          <table:table-cell table:formula="of:=[.B22]*[.F$1]*2^[.$A22]" office:value-type="float" office:value="3840" calcext:value-type="float">
            <text:p>3840</text:p>
          </table:table-cell>
          <table:table-cell table:formula="of:=[.B22]*[.G$1]*2^[.$A22]" office:value-type="float" office:value="7680" calcext:value-type="float">
            <text:p>768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23]*[.C$1]*2^[.$A23]" office:value-type="float" office:value="320" calcext:value-type="float">
            <text:p>320</text:p>
          </table:table-cell>
          <table:table-cell table:formula="of:=[.B23]*[.D$1]*2^[.$A23]" office:value-type="float" office:value="640" calcext:value-type="float">
            <text:p>640</text:p>
          </table:table-cell>
          <table:table-cell table:formula="of:=[.B23]*[.E$1]*2^[.$A23]" office:value-type="float" office:value="1280" calcext:value-type="float">
            <text:p>1280</text:p>
          </table:table-cell>
          <table:table-cell table:formula="of:=[.B23]*[.F$1]*2^[.$A23]" office:value-type="float" office:value="2560" calcext:value-type="float">
            <text:p>2560</text:p>
          </table:table-cell>
          <table:table-cell table:formula="of:=[.B23]*[.G$1]*2^[.$A23]"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PARAM</text:p>
          </table:table-cell>
          <table:table-cell/>
          <table:table-cell table:formula="of:=SUM([.C17:.C23])" office:value-type="float" office:value="5840" calcext:value-type="float">
            <text:p>5840</text:p>
          </table:table-cell>
          <table:table-cell table:formula="of:=SUM([.D17:.D23])" office:value-type="float" office:value="11680" calcext:value-type="float">
            <text:p>11680</text:p>
          </table:table-cell>
          <table:table-cell table:formula="of:=SUM([.E17:.E23])" office:value-type="float" office:value="23360" calcext:value-type="float">
            <text:p>23360</text:p>
          </table:table-cell>
          <table:table-cell table:formula="of:=SUM([.F17:.F23])" office:value-type="float" office:value="46720" calcext:value-type="float">
            <text:p>46720</text:p>
          </table:table-cell>
          <table:table-cell table:formula="of:=SUM([.G17:.G23])" office:value-type="float" office:value="93440" calcext:value-type="float">
            <text:p>93440</text:p>
          </table:table-cell>
        </table:table-row>
        <table:table-row table:style-name="ro1">
          <table:table-cell table:number-columns-repeated="2"/>
          <table:table-cell table:formula="of:=[.C24]/[.$C24]" office:value-type="float" office:value="1" calcext:value-type="float">
            <text:p>1</text:p>
          </table:table-cell>
          <table:table-cell table:formula="of:=[.D24]/[.$C24]" office:value-type="float" office:value="2" calcext:value-type="float">
            <text:p>2</text:p>
          </table:table-cell>
          <table:table-cell table:formula="of:=[.E24]/[.$C24]" office:value-type="float" office:value="4" calcext:value-type="float">
            <text:p>4</text:p>
          </table:table-cell>
          <table:table-cell table:formula="of:=[.F24]/[.$C24]" office:value-type="float" office:value="8" calcext:value-type="float">
            <text:p>8</text:p>
          </table:table-cell>
          <table:table-cell table:formula="of:=[.G24]/[.$C24]" office:value-type="float" office:value="16" calcext:value-type="float">
            <text:p>1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TE</text:p>
          </table:table-cell>
          <table:table-cell/>
          <table:table-cell table:formula="of:=[.C24]/[.C10]" office:value-type="float" office:value="1.64044943820225" calcext:value-type="float">
            <text:p>1.64044943820225</text:p>
          </table:table-cell>
          <table:table-cell table:formula="of:=[.D24]/[.D10]" office:value-type="float" office:value="1.64044943820225" calcext:value-type="float">
            <text:p>1.64044943820225</text:p>
          </table:table-cell>
          <table:table-cell table:formula="of:=[.E24]/[.E10]" office:value-type="float" office:value="1.64044943820225" calcext:value-type="float">
            <text:p>1.64044943820225</text:p>
          </table:table-cell>
          <table:table-cell table:formula="of:=[.F24]/[.F10]" office:value-type="float" office:value="1.64044943820225" calcext:value-type="float">
            <text:p>1.64044943820225</text:p>
          </table:table-cell>
          <table:table-cell table:formula="of:=[.G24]/[.G10]" office:value-type="float" office:value="1.64044943820225" calcext:value-type="float">
            <text:p>1.64044943820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4:39:49.262077767</meta:creation-date>
    <dc:date>2020-12-15T14:53:40.241842447</dc:date>
    <meta:editing-duration>PT13M50S</meta:editing-duration>
    <meta:editing-cycles>3</meta:editing-cycles>
    <meta:generator>LibreOffice/6.0.7.3$Linux_X86_64 LibreOffice_project/00m0$Build-3</meta:generator>
    <meta:document-statistic meta:table-count="1" meta:cell-count="137" meta:object-count="0"/>
  </office:meta>
</office:document-meta>
</file>